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ffad" officeooo:paragraph-rsid="00051b4a"/>
    </style:style>
    <style:style style:name="P2" style:family="paragraph" style:parent-style-name="Standard">
      <style:paragraph-properties fo:text-align="start" style:justify-single-word="false"/>
      <style:text-properties style:text-outline="false" fo:font-size="12pt" fo:text-shadow="none" style:text-underline-style="solid" style:text-underline-width="auto" style:text-underline-color="font-color" fo:font-weight="normal" officeooo:rsid="000fffad" officeooo:paragraph-rsid="0005a33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4a2d5" officeooo:paragraph-rsid="00051b4a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20pt" fo:text-shadow="1pt 1pt" style:text-underline-style="solid" style:text-underline-width="auto" style:text-underline-color="font-color" fo:font-weight="bold" officeooo:rsid="00051b4a" officeooo:paragraph-rsid="00051b4a" style:font-size-asian="20pt" style:font-weight-asian="bold" style:font-size-complex="2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4a2d5"/>
    </style:style>
    <style:style style:name="T3" style:family="text">
      <style:text-properties officeooo:rsid="0014a2d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a2d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ORT</text:p>
      <text:p text:style-name="P1"/>
      <text:p text:style-name="P1"><text:span text:style-name="T4">My reflections on creating a Vision document:</text:span><text:span text:style-name="T1"> </text:span><text:span text:style-name="T2">(100 words)</text:span></text:p>
      <text:p text:style-name="P3"/>
      <text:p text:style-name="P2"><text:span text:style-name="T5">My reflections on writing a Project Plan: </text:span><text:span text:style-name="T2">(100 words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A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8:55:19</meta:creation-date>
    <dc:language>es-AR</dc:language>
    <dc:date>2016-04-10T19:23:47.006062945</dc:date>
    <meta:editing-cycles>14</meta:editing-cycles>
    <meta:editing-duration>PT1H37M14S</meta:editing-duration>
    <meta:generator>LibreOffice/5.0.5.2$Linux_X86_64 LibreOffice_project/00m0$Build-2</meta:generator>
    <meta:document-statistic meta:table-count="0" meta:image-count="0" meta:object-count="0" meta:page-count="1" meta:paragraph-count="3" meta:word-count="19" meta:character-count="116" meta:non-whitespace-character-count="100"/>
  </office:meta>
</office:document-meta>
</file>